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5"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margin-top="0.246cm" fo:margin-bottom="0cm" fo:line-height="100%" fo:text-align="start" fo:text-indent="0cm" style:punctuation-wrap="hanging" style:line-break="strict" style:writing-mode="lr-tb"/>
    </style:style>
    <style:style style:name="P24"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N) of heuristics found is also part of the research.</text:span></text:p>
              <text:p text:style-name="P14"><text:span text:style-name="T11"/></text:p>
            </text:list-item>
            <text:list-item>
              <text:p text:style-name="P14"><text:span text:style-name="T15">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5"/></text:p>
            </text:list-item>
            <text:list-item>
              <text:p text:style-name="P14"><text:span text:style-name="T15">Planning:</text:span></text:p>
            </text:list-item>
            <text:list-item>
              <text:p text:style-name="P14"><text:span text:style-name="T11">It's a sequence of </text:span><text:span text:style-name="T15">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5">Domain Knowledge:</text:span></text:p>
            </text:list-item>
            <text:list-item>
              <text:p text:style-name="P14"><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6"/></text:p>
            </text:list-item>
            <text:list-item>
              <text:p text:style-name="P14"><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7">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7">Submodular function properties:</text:span></text:p>
            </text:list-item>
            <text:list-item>
              <text:p text:style-name="P14"><text:span text:style-name="T17"/></text:p>
            </text:list-item>
            <text:list-item>
              <text:p text:style-name="P14"><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17">The Greedy Heuristic Selection (</text:span><text:span text:style-name="T8">GHS</text:span><text:span text:style-name="T17">)</text:span></text:p>
          <text:p><text:span text:style-name="T17"/></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7">Algorithm 1</text:span><text:span text:style-name="T8"> Greedy Heuristic Selection</text:span></text:p>
          <text:p><text:span text:style-name="T17">Input:</text:span><text:span text:style-name="T8"> problem ∇, set of heuristics ζ, cardinality </text:span><text:span text:style-name="T9">N</text:span></text:p>
          <text:p><text:span text:style-name="T17">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7"> While </text:span><text:span text:style-name="T8">|ζ'| &lt; N </text:span><text:span text:style-name="T17">do</text:span></text:p>
          <text:p><text:span text:style-name="T8">3:</text:span><text:span text:style-name="T8"><text:tab/></text:span><text:span text:style-name="T8">h ← argmin J</text:span><text:span text:style-name="T20">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17">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 text:style-name="P22"><text:span text:style-name="T17">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7">while stopping condition</text:span><text:span text:style-name="T8"> is false </text:span><text:span text:style-name="T17">do</text:span></text:p>
          <text:p text:style-name="P22"><text:span text:style-name="T8">4:</text:span><text:span text:style-name="T8"><text:tab/></text:span><text:span text:style-name="T8"><text:tab/></text:span><text:span text:style-name="T17">for</text:span><text:span text:style-name="T8"> each element &lt;</text:span><text:span text:style-name="T9">n, m</text:span><text:span text:style-name="T8">&gt; in A[i] </text:span><text:span text:style-name="T17">do</text:span></text:p>
          <text:p text:style-name="P22"><text:span text:style-name="T8">5:</text:span><text:span text:style-name="T8"><text:tab/></text:span><text:span text:style-name="T8"><text:tab/></text:span><text:span text:style-name="T8"><text:tab/></text:span><text:span text:style-name="T17">for</text:span><text:span text:style-name="T8"> each child </text:span><text:span text:style-name="T9">n̂ </text:span><text:span text:style-name="T8">of </text:span><text:span text:style-name="T9">n</text:span><text:span text:style-name="T8"> </text:span><text:span text:style-name="T17">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7">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7">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19"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20" draw:text-style-name="P21" draw:layer="layout" svg:width="22.86cm" svg:height="13.693cm" svg:x="1.27cm" svg:y="3.232cm">
          <text:p><text:span text:style-name="T8">The greedy algorithm</text:span></text:p>
          <text:p><text:span text:style-name="T8"/></text:p>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24"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125"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29"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30"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3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35"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39"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0"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4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5"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49"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0"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54"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155" draw:text-style-name="P15" draw:layer="layout" svg:width="22.86cm" svg:height="13.693cm" svg:x="1.27cm" svg:y="3.232cm">
          <text:list text:style-name="L6">
            <text:list-item>
              <text:p text:style-name="P14"><text:span text:style-name="T14">Speed Based:</text:span></text:p>
            </text:list-item>
          </text:list>
          <text:list text:style-name="L7">
            <text:list-item>
              <text:list>
                <text:list-item>
                  <text:p text:style-name="P23"><text:span text:style-name="T24">Techniques are adptations of techniques from time-constrained search to estimate search progress.</text:span></text:p>
                </text:list-item>
              </text:list>
            </text:list-item>
          </text:list>
          <text:list text:style-name="L6">
            <text:list-item>
              <text:p text:style-name="P24"><text:span text:style-name="T14">Path Based: f(n) = g(n) + h(n)</text:span></text:p>
            </text:list-item>
          </text:list>
          <text:list text:style-name="L7">
            <text:list-item>
              <text:list>
                <text:list-item>
                  <text:p text:style-name="P23"><text:span text:style-name="T24">g(n) Expanded cost</text:span></text:p>
                </text:list-item>
                <text:list-item>
                  <text:p text:style-name="P23"><text:span text:style-name="T24">h(n) <text:s/>Cost to go</text:span></text:p>
                </text:list-item>
              </text:list>
            </text:list-item>
          </text:list>
          <text:list text:style-name="L6">
            <text:list-item>
              <text:p text:style-name="P24"><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59"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160"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6:20:53.158118011</dc:date>
    <meta:editing-cycles>507</meta:editing-cycles>
    <meta:editing-duration>P4DT3H57M45S</meta:editing-duration>
    <meta:generator>LibreOffice/4.3.7.2$Linux_X86_64 LibreOffice_project/430m0$Build-2</meta:generator>
    <meta:document-statistic meta:object-count="404"/>
  </office:meta>
</office:document-meta>
</file>